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4698" officeooo:paragraph-rsid="00154698"/>
    </style:style>
    <style:style style:name="P2" style:family="paragraph" style:parent-style-name="Standard">
      <style:text-properties officeooo:rsid="00168861" officeooo:paragraph-rsid="00168861"/>
    </style:style>
    <style:style style:name="P3" style:family="paragraph" style:parent-style-name="Standard">
      <style:text-properties officeooo:rsid="00187485" officeooo:paragraph-rsid="00187485"/>
    </style:style>
    <style:style style:name="P4" style:family="paragraph" style:parent-style-name="Standard">
      <style:text-properties fo:font-size="10pt" officeooo:rsid="00187485" officeooo:paragraph-rsid="00187485" style:font-size-asian="10pt" style:font-size-complex="10pt"/>
    </style:style>
    <style:style style:name="P5" style:family="paragraph" style:parent-style-name="Standard">
      <style:text-properties fo:font-size="10pt" fo:font-style="italic" officeooo:rsid="00187485" officeooo:paragraph-rsid="00187485" style:font-size-asian="10pt" style:font-style-asian="italic" style:font-size-complex="10pt" style:font-style-complex="italic"/>
    </style:style>
    <style:style style:name="P6" style:family="paragraph" style:parent-style-name="Standard">
      <style:text-properties fo:font-size="10pt" fo:font-style="italic" officeooo:rsid="00187485" officeooo:paragraph-rsid="001a5210" style:font-size-asian="10pt" style:font-style-asian="italic" style:font-size-complex="10pt" style:font-style-complex="italic"/>
    </style:style>
    <style:style style:name="P7" style:family="paragraph" style:parent-style-name="Standard">
      <style:text-properties fo:font-size="10pt" fo:font-style="italic" officeooo:rsid="00154698" officeooo:paragraph-rsid="001a5210" style:font-size-asian="10pt" style:font-style-asian="italic" style:font-size-complex="10pt" style:font-style-complex="italic"/>
    </style:style>
    <style:style style:name="P8" style:family="paragraph" style:parent-style-name="Standard">
      <style:text-properties fo:font-size="10pt" fo:font-style="italic" officeooo:rsid="00154698" officeooo:paragraph-rsid="001a7ba4" style:font-size-asian="10pt" style:font-style-asian="italic" style:font-size-complex="10pt" style:font-style-complex="italic"/>
    </style:style>
    <style:style style:name="P9" style:family="paragraph" style:parent-style-name="Standard">
      <style:paragraph-properties fo:break-before="page"/>
      <style:text-properties officeooo:rsid="00154698" officeooo:paragraph-rsid="00154698"/>
    </style:style>
    <style:style style:name="P10" style:family="paragraph" style:parent-style-name="Standard">
      <style:paragraph-properties fo:break-before="page"/>
      <style:text-properties officeooo:rsid="00187485" officeooo:paragraph-rsid="00187485"/>
    </style:style>
    <style:style style:name="T1" style:family="text">
      <style:text-properties officeooo:rsid="00168861"/>
    </style:style>
    <style:style style:name="T2" style:family="text">
      <style:text-properties fo:font-style="italic" style:font-style-asian="italic" style:font-style-complex="italic"/>
    </style:style>
    <style:style style:name="T3" style:family="text">
      <style:text-properties officeooo:rsid="001a5210"/>
    </style:style>
    <style:style style:name="T4" style:family="text">
      <style:text-properties officeooo:rsid="001a7b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 and problem statement</text:p>
      <text:p text:style-name="P8">«<text:span text:style-name="T4">What problem are you trying to solve? Why is this important? </text:span>»</text:p>
      <text:p text:style-name="P1"/>
      <text:p text:style-name="P1">We wanted to create a simulation of human life in a village. Having the people that «live» there meet each other, find love, and have kids so that the village population would increase.</text:p>
      <text:p text:style-name="P1">To fight the people, we wanted to create diseases that would damage and try to kill the whole population of people if possible.</text:p>
      <text:p text:style-name="P1">But in order to do so, the diseases need to evolve, and that means that we have to have an evolutionary algorithm.</text:p>
      <text:p text:style-name="P1"/>
      <text:p text:style-name="P1">Our problem statement would then be formed to something like this.</text:p>
      <text:p text:style-name="P1"><text:tab/>- Use evolutionary algorithms to evolve and mutate diseases and people in a «village life <text:tab/>simulator» -</text:p>
      <text:p text:style-name="P1"/>
      <text:p text:style-name="P1">We wanted to make each generation of new people that were born evolve and be a «mutation» of said person's parents.</text:p>
      <text:p text:style-name="P1">As for the diseases, we wanted to have them kill as many people as possible, so evolving the lethality, spreading rate and the resistance would be crucial.</text:p>
      <text:p text:style-name="P1"/>
      <text:p text:style-name="P1">The village life simulator would be an interesting project to work with, as we will hopefully see how two genetic/evolutionary algorithms work agains each other in real time. Who will win? People or Disease?</text:p>
      <text:p text:style-name="P1"/>
      <text:p text:style-name="P1"/>
      <text:p text:style-name="P9">2: Background</text:p>
      <text:p text:style-name="P7">«<text:span text:style-name="T3">Has this been done before? How? If not, what’s the closest related research? (Both using similar approaches and other algorithms.) What’s novel with your research? </text:span>»</text:p>
      <text:p text:style-name="P1"/>
      <text:p text:style-name="P1">As far as we know, there hasn't been any project quite like this. Our goal was to create a village life simulator that took as much information as possible into account, but wether we are able to include it all in this short amount of time, remains to be seen.</text:p>
      <text:p text:style-name="P1"/>
      <text:p text:style-name="P1">The interesting concept of this project, is that we will have two or more genetic algorithms fight each other for domination. Either the village/population will be extinct, or it will thrive. </text:p>
      <text:p text:style-name="P1"/>
      <text:p text:style-name="P1">There has been much research on Genetic Algorithm and evolutionary algorithms in general, but using them to fight each other for domination, is something we have yet to see, and is why we thought it could be very interesting to see if we are able to implement it into our solution.</text:p>
      <text:p text:style-name="P1"/>
      <text:p text:style-name="P1"/>
      <text:p text:style-name="P1">3: Game Mechanics</text:p>
      <text:p text:style-name="P7">«<text:span text:style-name="T3">How does the game work that you are using? Why do you need AI in this game?</text:span>»</text:p>
      <text:p text:style-name="P1"/>
      <text:p text:style-name="P1">Technically we are not making a game, but more of a simulation. If there is time, and we are able to implement the algorithms and make all the connections, then we might want to add a UI to the system, and see if we can find some way for the user to act as either the humans, or as the creator of different diseases that can mutate and change.</text:p>
      <text:p text:style-name="P1"/>
      <text:p text:style-name="P1">The AI we are implementing is essensial, as without it, it will not be a simulation of evolution, but merely an imagined hard-coded painting. We want our «game» to come alive, at least as much as possible, and change and mutate. All in real-time. So by having our simulation using Genetic Algorithms, we can make the fight between people and sickness come alive.</text:p>
      <text:p text:style-name="P1"/>
      <text:p text:style-name="P1"/>
      <text:p text:style-name="P9">4: Methods</text:p>
      <text:p text:style-name="P7">«<text:span text:style-name="T3">How does your algorithm work? Describe in as much detail as you can ﬁt into the report. Also, how did you interface it to the game? </text:span>»</text:p>
      <text:p text:style-name="P1"/>
      <text:p text:style-name="P1">Genetic Algorithm – Evolution of the Diseases</text:p>
      <text:p text:style-name="P1"/>
      <text:p text:style-name="P1"><text:tab/>Creates a disease with random stats for Lethality. The other stats, like Spread and <text:tab/>DropRate(resistance), are dependant on the Lethality. </text:p>
      <text:p text:style-name="P1"><text:tab/>Mutating the stats, and then simulating how that new disease would do compared to the <text:tab/>other possible mutations.</text:p>
      <text:p text:style-name="P1"><text:tab/>Then we get the fitness for that disease and all the other disease variations that we make.</text:p>
      <text:p text:style-name="P1"><text:tab/>Selecting the one with the highest value, and introducing it to the world.</text:p>
      <text:p text:style-name="P1"/>
      <text:p text:style-name="P2">The People</text:p>
      <text:p text:style-name="P2"><text:tab/></text:p>
      <text:p text:style-name="P2"><text:tab/>Each person has individual stats and variables.</text:p>
      <text:p text:style-name="P2"><text:tab/>Every one of those stats have some sort of meaning, like age, health, gender and sexual <text:tab/>preference.</text:p>
      <text:p text:style-name="P2"><text:tab/>A person can only get pregnant if it's female (makes sense), and only by having sex with a </text:p>
      <text:p text:style-name="P2"><text:tab/>man that is capable of having kids (also makes sense).</text:p>
      <text:p text:style-name="P2"><text:tab/>Basically we have tried to make all the variables and stats be as close to reality as possible.</text:p>
      <text:p text:style-name="P1"/>
      <text:p text:style-name="P1">Simulating the village</text:p>
      <text:p text:style-name="P1"/>
      <text:p text:style-name="P1"><text:tab/><text:span text:style-name="T1">Creating an initial pool of 50 people, with ages ranging from 15-25.</text:span></text:p>
      <text:p text:style-name="P1"><text:tab/><text:span text:style-name="T1">Then the people «walk around» and meet other people.</text:span></text:p>
      <text:p text:style-name="P1"><text:tab/><text:span text:style-name="T1">If two people meet, like each other, and are of opposite gender from each other,</text:span></text:p>
      <text:p text:style-name="P1"><text:tab/><text:span text:style-name="T1">then the chances are they will have sex and make a baby – which is the only way of </text:span></text:p>
      <text:p text:style-name="P1"><text:tab/><text:span text:style-name="T1">increasing the population of the village.</text:span></text:p>
      <text:p text:style-name="P1"><text:tab/><text:span text:style-name="T1">After people have met new people, the simulation goes over to the disease(s) and</text:span></text:p>
      <text:p text:style-name="P1"><text:tab/><text:span text:style-name="T1">if possible, introduces a new disease to the world.</text:span></text:p>
      <text:p text:style-name="P1"><text:tab/><text:span text:style-name="T1">Then that disease infects as many people as it can, based on its spreading rate, and after </text:span></text:p>
      <text:p text:style-name="P1"><text:tab/><text:span text:style-name="T1">that, it will deal damage to them according to it's lethality and the infected people's </text:span></text:p>
      <text:p text:style-name="P1"><text:tab/><text:span text:style-name="T1">resistance to said disease.</text:span></text:p>
      <text:p text:style-name="P1"><text:tab/><text:span text:style-name="T1">When the diseases have had their turn, the next step of the sim, is to cleanup and update the</text:span></text:p>
      <text:p text:style-name="P1"><text:tab/><text:span text:style-name="T1">people – that means giving birth to the babies (1 iteration is 1 year), disposing of potential </text:span></text:p>
      <text:p text:style-name="P1"><text:tab/><text:span text:style-name="T1">dead and old people (we are not meant to be nice here).</text:span></text:p>
      <text:p text:style-name="P1"><text:tab/><text:span text:style-name="T1">And after all that is done, the cycle continues.</text:span></text:p>
      <text:p text:style-name="P1"/>
      <text:p text:style-name="P3">There are of course many more methods in our solution, but as of right now they are not relevant to the AI perspective of the code.</text:p>
      <text:p text:style-name="P3"/>
      <text:p text:style-name="P3"/>
      <text:p text:style-name="P10">5: Results</text:p>
      <text:p text:style-name="P3"/>
      <text:p text:style-name="P6">«<text:span text:style-name="T3">Did it work? How well? Provide some ﬁgures, and a table or two. How much time does it take? Remember to include signiﬁcance values (remember the t-test?), variance bars... Reread some of the papers from class and compare how they report their results.»</text:span></text:p>
      <text:p text:style-name="P3"/>
      <text:p text:style-name="P3"/>
      <text:p text:style-name="P10">6: Discussion</text:p>
      <text:p text:style-name="P3"/>
      <text:p text:style-name="P4">«<text:span text:style-name="T2">What are the strengths and shortcomings of your method? </text:span></text:p>
      <text:p text:style-name="P5">Why did you choose method X instead of Y? </text:p>
      <text:p text:style-name="P5">How well would it generalize to other game genres? </text:p>
      <text:p text:style-name="P4"><text:span text:style-name="T2">How would you develop it further, if you had time?</text:span>»</text:p>
      <text:p text:style-name="P3"/>
      <text:p text:style-name="P3">Further development -&gt; implement more real-looking stats and connections between human beings and diseases. Add disasters like earthquakes and what not. Make the algorithms work better. Fix the fitness functions. Make more diseases. Have GA on the humans as well, to make the «Fighting» aspect really come to life. Etc. Etc.</text:p>
      <text:p text:style-name="P3"/>
      <text:p text:style-name="P10">7: Refe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2:55:33.893000000</meta:creation-date>
    <dc:date>2015-11-27T13:30:15.116000000</dc:date>
    <meta:editing-duration>PT14M18S</meta:editing-duration>
    <meta:editing-cycles>4</meta:editing-cycles>
    <meta:generator>LibreOffice/4.1.4.2$Windows_x86 LibreOffice_project/0a0440ccc0227ad9829de5f46be37cfb6edcf72</meta:generator>
    <meta:document-statistic meta:table-count="0" meta:image-count="0" meta:object-count="0" meta:page-count="6" meta:paragraph-count="58" meta:word-count="1033" meta:character-count="5829" meta:non-whitespace-character-count="4811"/>
  </office:meta>
</office:document-meta>
</file>